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domUtils.nextInt( Random rand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Utils.nextFloat( Random rand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Utils.nextInt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Utils.next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Utils.nextLong( Random rand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Utils.next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Utils.nex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Utils.nex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Utils.nextBoolean( Random rand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Utils.nex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Utils.nextInt( Random random ,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Utils.nextDouble( Random rand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